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7.9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268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No. Result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(mimic-ii OR mimic-iii)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Many FP</text:p>
          </table:table-cell>
        </table:table-row>
        <table:table-row table:style-name="ro1">
          <table:table-cell office:value-type="string" calcext:value-type="string">
            <text:p>(mimic-ii OR mimic-iii) AND (physionet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ound no FP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)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ull version of above. No FP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icu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Found FP from that long cc article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icu OR “intensive care”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Doesn’t seem lworse than 5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 OR icu)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 OR icu OR “intensive care”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total as #6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Too liberal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 OR icu OR “intensive care” OR “critical care”)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Better version of #6 or #8</text:p>
          </table:table-cell>
        </table:table-row>
        <table:table-row table:style-name="ro1">
          <table:table-cell office:value-type="string" calcext:value-type="string">
            <text:p>Google Scholar Results ^^</text:p>
          </table:table-cell>
          <table:table-cell table:number-columns-repeated="2"/>
        </table:table-row>
      </table:table>
      <table:table table:name="False Positives" table:style-name="ta1">
        <table:table-column table:style-name="co5" table:default-cell-style-name="ce1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{'A comparative protease stability study of synthetic macrocyclic peptides that mimic two endocrine hormones.',</text:p>
          </table:table-cell>
          <table:table-cell/>
          <table:table-cell table:style-name="ce2" office:value-type="string" calcext:value-type="string">
            <text:p>FP results from pubmed query: (mimic-ii OR mimic-iii OR mimicii OR mimiciii OR mimic-2 OR mimic-3 OR mimic2 OR mimic3)</text:p>
          </table:table-cell>
        </table:table-row>
        <table:table-row table:style-name="ro1">
          <table:table-cell office:value-type="string" calcext:value-type="string">
            <text:p><text:s/>'A library approach to the generation of bisubstrate analogue sulfotransferase inhibitors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A shape-persistent D,L-dipeptide building block for the assembly of rigidified oligopeptide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An insight into the protection of rat liver against ischemia/reperfusion injury by 2-selenium-bridged beta-cyclodextrin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Antibody-mediated functional control of a dansylated polytheonamide mimic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"Aryl thiol substrate 3-carboxy-4-nitrobenzenethiol strongly stimulating thiol peroxidase activity of glutathione peroxidase mimic 2, 2'-ditellurobis(2-deoxy-beta-cyclodextrin)."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Bilateral neuroretinitis as an ocular manifestation of cat scratch disease in 9-year-old boy. A case report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Characterization of long-term elution of platinum from carboplatin-impregnated calcium sulfate hemihydrate beads in vitro by two distinct sample collection method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Comparing depth-dependent curing radiant exposure and time of curing of regular and flow bulk-fill composite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Cyclodextrin-derived mimic of glutathione peroxidase exhibiting enzymatic specificity and high catalytic efficiency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Discovery of highly potent and neurotensin receptor 2 selective neurotensin mimetic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Distorted antigen-presenting function of Langerhans cells induced by tumor necrosis factor alpha via a mechanism that appears different from that induced by ultraviolet B radiation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Dual Chemical Modification of a Polytheonamide Mimic: Rational Design and Synthesis of Ion-Channel-Forming 48-mer Peptides with Potent Cytotoxicity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Efficient Docosahexaenoic Acid Uptake by the Brain from a Structured Phospholipid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Electrophile-modified lipoic derivatives of PDC-E2 elicits anti-mitochondrial antibody reactivity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Evaluation of the receptor selectivity of the H3 receptor antagonists, iodophenpropit and thioperamide: an interaction with the 5-HT3 receptor revealed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Functionalization of manganite nanoparticles and their interaction with biologically relevant small ligands: picosecond time-resolved FRET studies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Hydrogen bonding of the nucleobase mimic 2-pyridone to fluorobenzenes: an ab initio investigation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Hypoxic hepatitis - its biochemical profile, causes and risk factors of mortality in critically-ill patients: A cohort study of 565 patients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Interdepartmental audit with an anatomically realistic lung phantom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Introduction of a cis-prolyl mimic in position 7 of the peptide hormone oxytocin does not result in antagonistic activity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Investigation of relationship between 2,3-butanediol toxicity and production during growth of Paenibacillus polymyxa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Large scale anomalous patterns of muscovite mica discovered by atomic force microscopy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MicroRNA-182-5p Regulates Nerve Injury-induced Nociceptive Hypersensitivity by Targeting Ephrin Type-b Receptor 1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Oxidative detoxication of carcinogenic 2-nitroanisole by human, rat and rabbit cytochrome P450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Pharmacological studies on novel neurotensin mimetics: discovery of a pharmacologically unique agent exhibiting concentration-dependent dual effects as antagonist and agonist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Phenome based analysis as a means for discovering context dependent clinical reference range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Platelet-to-Lymphocyte Ratio: A Novel Prognostic Factor for Prediction of 90-day Outcomes in Critically Ill Patients With Diabetic Ketoacidosi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Protection of mitochondrial integrity from oxidative stress by selenium-containing glutathione transferase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Radical-scavenging Activity and Antioxidative Effects of Olive Leaf Components Oleuropein and Hydroxytyrosol in Comparison with Homovanillic Alcohol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Red blood cell distribution width and neutrophil to lymphocyte ratio are associated with outcomes of adult subarachnoid haemorrhage patients admitted to intensive care unit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Role of miRNA-210 in hypoxic-ischemic brain edema in neonatal rats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Scope and limitations of the SCS-MP2 method for stacking and hydrogen bonding interactions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"Study on the intermediate ions formed by glutathione peroxidase mimic 2,2'-ditellurobis(2-deoxy-β-cyclodextrin) by electrospray ionization mass spectrometry."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Synthesis of a Sialyl Lewis x Mimic with Fixed Carboxylic Acid Group: Chemical Approach toward the Elucidation of the Bioactive Conformation of Sialyl Lewis x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Synthesis of a new antischistosomally active and toxicologically tolerant C-12 monothione surrogate of the universal antihelmintic praziquantel.',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/>'Synthesis of nisin AB dicarba analogs using ring-closing metathesis: influence of sp(3) versus sp(2) hybridization of the α-carbon atom of residues dehydrobutyrine-2 and dehydroalanine-5 on the lipid II binding affinity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Technique for ensuring negative surgical margins during laparoscopic partial nephrectomy.'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'The Arabidopsis GRAS protein SCL14 interacts with class II TGA transcription factors and is essential for the activation of stress-inducible promoters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The use of mouse models to investigate shear bond strength in amelogenesis imperfecta.'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V-type nerve agent detection using a carbon nanotube-based amperometric enzyme electrode.'}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3:49:42.60935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25:33.532099985</meta:creation-date>
    <dc:date>2017-09-19T14:03:25.151213304</dc:date>
    <meta:editing-duration>PT5H34M27S</meta:editing-duration>
    <meta:editing-cycles>31</meta:editing-cycles>
    <meta:generator>LibreOffice/5.1.6.2$Linux_X86_64 LibreOffice_project/10m0$Build-2</meta:generator>
    <meta:document-statistic meta:table-count="2" meta:cell-count="72" meta:object-count="0"/>
  </office:meta>
</office:document-meta>
</file>